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8fe1d" officeooo:paragraph-rsid="0019f57d"/>
    </style:style>
    <style:style style:name="P2" style:family="paragraph" style:parent-style-name="Standard">
      <style:text-properties officeooo:rsid="001ad701" officeooo:paragraph-rsid="0019f57d"/>
    </style:style>
    <style:style style:name="P3" style:family="paragraph" style:parent-style-name="Standard">
      <style:text-properties fo:color="#c9211e" loext:opacity="100%" officeooo:rsid="0018fe1d" officeooo:paragraph-rsid="0019f57d"/>
    </style:style>
    <style:style style:name="P4" style:family="paragraph" style:parent-style-name="Standard">
      <style:text-properties fo:color="#c9211e" loext:opacity="100%" officeooo:rsid="0018fe1d" officeooo:paragraph-rsid="001b875f"/>
    </style:style>
    <style:style style:name="P5" style:family="paragraph" style:parent-style-name="Standard">
      <style:text-properties style:use-window-font-color="true" loext:opacity="0%" officeooo:rsid="002200ad" officeooo:paragraph-rsid="0019f57d"/>
    </style:style>
    <style:style style:name="P6" style:family="paragraph" style:parent-style-name="Standard">
      <style:text-properties officeooo:rsid="002542f5" officeooo:paragraph-rsid="002542f5"/>
    </style:style>
    <style:style style:name="P7" style:family="paragraph" style:parent-style-name="Standard">
      <style:text-properties officeooo:rsid="00255c16" officeooo:paragraph-rsid="0019f57d"/>
    </style:style>
    <style:style style:name="P8" style:family="paragraph" style:parent-style-name="Standard">
      <style:text-properties fo:color="#c9211e" loext:opacity="100%" officeooo:rsid="0018fe1d" officeooo:paragraph-rsid="0019f57d"/>
    </style:style>
    <style:style style:name="T1" style:family="text">
      <style:text-properties officeooo:rsid="0024c4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チームとしての目標</text:p>
      <text:p text:style-name="P2">最低限の機能をいれる！</text:p>
      <text:p text:style-name="P2"/>
      <text:p text:style-name="P3">2. 各個人の目標</text:p>
      <text:p text:style-name="P1">チームメンバーのスキルに合わせた内部設計書を作る</text:p>
      <text:p text:style-name="P1"/>
      <text:p text:style-name="P3">3. 作成物概要（ユースケース図や画面遷移図などを見せながら解説）</text:p>
      <text:p text:style-name="P1"/>
      <text:p text:style-name="P1"/>
      <text:p text:style-name="P3">4. 工夫した点</text:p>
      <text:p text:style-name="P7">カートに追加してから３０分後にカートを空にする仕様にした点</text:p>
      <text:p text:style-name="P7">カートに重複した教科書を入れられない仕様にした点</text:p>
      <text:p text:style-name="P7">他のメンバーのカートに入っている教科書はカートに入れることができない仕様にした点</text:p>
      <text:p text:style-name="P1"/>
      <text:p text:style-name="P3">5. デモ</text:p>
      <text:p text:style-name="P3">//発表の時にするやつ</text:p>
      <text:p text:style-name="P1"/>
      <text:p text:style-name="P4">6. 苦労した点</text:p>
      <text:p text:style-name="P6">GitHubで衝突してしまったファイルの詳細をみて、何が必要で何が不要か判断すること</text:p>
      <text:p text:style-name="P1"/>
      <text:p text:style-name="P3">7.今後の課題</text:p>
      <text:p text:style-name="P5">完成後コードを見返してみると、もっとシンプルに書ける部分があることに気づきました。また、一つのサーブレットにif分岐が大量にできてしまったため、より細かい機能ごとにサーブレットを分けるべきだったと思いました。複数のサーブレット共通で必要なセッション管理やDAOクラスの実体化は親クラスで行えばさらにきれいなコードになるのではないかと考えました。</text:p>
      <text:p text:style-name="P1"/>
      <text:p text:style-name="P1"/>
      <text:p text:style-name="P3">8. 学んだ点、よくできた、成長した点。配属に向けての意</text:p>
      <text:p text:style-name="Standard">テクニカルリーダーとしてほぼ全ての昨日のコードに目を通したため、自分にはないコードのアイデアや間違えやすい点などが学べました。また、エラーの原因を探しだす力が上がったと感じています。配属先ではSQLの知識を多く用いる予定なのでしっかり復習したいと思います。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5T17:07:48.437000000</meta:creation-date>
    <dc:date>2022-05-27T16:51:06.770000000</dc:date>
    <meta:editing-duration>PT1H3M42S</meta:editing-duration>
    <meta:editing-cycles>6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7" meta:word-count="565" meta:character-count="591" meta:non-whitespace-character-count="584"/>
  </office:meta>
</office:document-meta>
</file>